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courier new" svg:font-family="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12cm" loext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2" style:family="paragraph" style:parent-style-name="Text_20_body" style:list-style-name="L2">
      <style:paragraph-properties fo:margin-left="0cm" fo:margin-right="0cm" fo:margin-top="0cm" fo:margin-bottom="0.212cm" loext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7.19999980926514pt" fo:letter-spacing="normal" fo:font-style="normal" fo:font-weight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7.19999980926514pt" fo:letter-spacing="normal" fo:font-style="normal" fo:font-weight="normal" loext:padding="0cm" loext:border="none"/>
    </style:style>
    <style:style style:name="P5" style:family="paragraph" style:parent-style-name="Text_20_body" style:list-style-name="L1">
      <style:paragraph-properties fo:margin-top="0cm" fo:margin-bottom="0.212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212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333333" style:font-name="Open Sans" fo:font-size="7.19999980926514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top="0cm" fo:margin-bottom="0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333333" style:font-name="Open Sans" fo:font-size="7.19999980926514pt" fo:letter-spacing="normal" fo:font-style="normal" fo:font-weight="normal" loext:padding="0cm" loext:border="none"/>
    </style:style>
    <style:style style:name="P9" style:family="paragraph" style:parent-style-name="Heading_20_3">
      <style:text-properties fo:font-variant="normal" fo:text-transform="none" fo:color="#333333" style:font-name="Open Sans" fo:font-size="14.3999996185303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52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0.03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yui_3_17_2_1_1520276077406_88"/>Zadania do samodzielnego wykonania</text:h>
      <text:section text:style-name="Sect1" text:name="yui_3_17_2_1_1520276077406_87">
        <text:list xml:id="list3914796725" text:style-name="L2">
          <text:list-item>
            <text:p text:style-name="P2"><text:bookmark text:name="yui_3_17_2_1_1520276077406_86"/><text:bookmark text:name="yui_3_17_2_1_1520276077406_85"/>Stwórz dokument HTML-owy – własną wizytówkę, dane należy umieścić w tabeli, wizytówka ma mieć minimum jeden obrazek (zdjęcie) oraz różne sposoby formatowania.</text:p>
          </text:list-item>
          <text:list-item>
            <text:p text:style-name="P6">Zmodyfikuj wizytówkę i formatowanie przenieść do dokumentu CSS.</text:p>
          </text:list-item>
          <text:list-item>
            <text:p text:style-name="P6">Zapisz przyklad.xml i przyklad.css. Używając odpowiednich selektorów CSS wyróżnij następujące elementy (jeśli się da):</text:p>
            <text:list>
              <text:list-item>
                <text:p text:style-name="P4">wyróżnienia,</text:p>
              </text:list-item>
              <text:list-item>
                <text:p text:style-name="P8">obiekt o zadanym id,</text:p>
              </text:list-item>
              <text:list-item>
                <text:p text:style-name="P8">obiekty parzyste,</text:p>
              </text:list-item>
              <text:list-item>
                <text:p text:style-name="P8">obiekty parzyste bez korzystanie z atrybutu,</text:p>
              </text:list-item>
              <text:list-item>
                <text:p text:style-name="P8">obiekty z nazwami,</text:p>
              </text:list-item>
              <text:list-item>
                <text:p text:style-name="P8">obiekty z dodatkami,</text:p>
              </text:list-item>
              <text:list-item>
                <text:p text:style-name="P8">obiekty bez nazwy,</text:p>
              </text:list-item>
              <text:list-item>
                <text:p text:style-name="P8">obiekty bez opisu,</text:p>
              </text:list-item>
              <text:list-item>
                <text:p text:style-name="P8">tylko pierwsze opisy obiektów,</text:p>
              </text:list-item>
              <text:list-item>
                <text:p text:style-name="P8">tylko drugie opisy obiektów,</text:p>
              </text:list-item>
              <text:list-item>
                <text:p text:style-name="P8">wyróżnienia w obiektach parzystych,</text:p>
              </text:list-item>
              <text:list-item>
                <text:p text:style-name="P8">wyróżnienia w dodatkach znajdujących się za opisami,</text:p>
              </text:list-item>
              <text:list-item>
                <text:p text:style-name="P8">wyróżnienia w dodatkach i wyróżnienia w opisach,</text:p>
              </text:list-item>
              <text:list-item>
                <text:p text:style-name="P8">wyróżnienia w opisach zagnieżdżonych,</text:p>
              </text:list-item>
              <text:list-item>
                <text:p text:style-name="P8">wyróżnienia w opisach, ale nie w opisach zagnieżdżonych.</text:p>
              </text:list-item>
            </text:list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courier new" svg:font-family="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02:53.566000000</meta:creation-date>
    <dc:date>2018-03-05T19:55:52.312000000</dc:date>
    <meta:editing-duration>PT19H12M29S</meta:editing-duration>
    <meta:editing-cycles>2</meta:editing-cycles>
    <meta:generator>LibreOffice/6.0.1.1$Windows_x86 LibreOffice_project/60bfb1526849283ce2491346ed2aa51c465abfe6</meta:generator>
    <meta:document-statistic meta:table-count="0" meta:image-count="0" meta:object-count="0" meta:page-count="1" meta:paragraph-count="19" meta:word-count="128" meta:character-count="847" meta:non-whitespace-character-count="755"/>
  </office:meta>
</office:document-meta>
</file>